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font-name="Arial" officeooo:rsid="001acd50"/>
    </style:style>
    <style:style style:name="T2" style:family="text">
      <style:text-properties style:font-name="Arial" officeooo:rsid="001b3a96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2">Revisar estado de contac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09-09T17:30:07.670257131</dc:date>
    <meta:editing-duration>PT2M4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4" meta:character-count="29" meta:non-whitespace-character-count="23"/>
  </office:meta>
</office:document-meta>
</file>